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4"/>
    <style:style style:name="P4" style:family="paragraph" style:parent-style-name="Text_20_body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liederung für die Ausarbeitung</text:h>
      <text:h text:style-name="Heading_20_2" text:outline-level="2">Stand der Technik</text:h>
      <text:list xml:id="list27637263" text:style-name="L1">
        <text:list-item>
          <text:p text:style-name="P1">Verfügbare Konzepte</text:p>
        </text:list-item>
        <text:list-item>
          <text:p text:style-name="P1">Gesamtwirkungsgrad</text:p>
        </text:list-item>
        <text:list-item>
          <text:p text:style-name="P1">Probleme</text:p>
        </text:list-item>
      </text:list>
      <text:h text:style-name="Heading_20_2" text:outline-level="2">Idee</text:h>
      <text:list xml:id="list27662174" text:style-name="L2">
        <text:list-item>
          <text:p text:style-name="P2">Beschreibung</text:p>
        </text:list-item>
        <text:list-item>
          <text:p text:style-name="P2">Erhoffte Vorteile</text:p>
        </text:list-item>
      </text:list>
      <text:h text:style-name="Heading_20_2" text:outline-level="2">Beschreibung des Programms</text:h>
      <text:list xml:id="list27663840" text:style-name="L4">
        <text:list-item>
          <text:p text:style-name="P3">Ablaufdiagramm (Top-Level)</text:p>
        </text:list-item>
        <text:list-item>
          <text:p text:style-name="P3">Möglichkeiten und Grenzen (versch. Breitengrade, über ein Jahr hinweg etc.)</text:p>
        </text:list-item>
      </text:list>
      <text:h text:style-name="Heading_20_2" text:outline-level="2">Gesamtaufbau</text:h>
      <text:list xml:id="list27665747" text:style-name="L5">
        <text:list-item>
          <text:p text:style-name="P4">CAD-Modell mit allen Nebenaggregaten (Antriebe: Sterling, Turbine)</text:p>
        </text:list-item>
        <text:list-item>
          <text:p text:style-name="P4">Verschiedene Generatorantriebe (Stirling, Turbine)</text:p>
        </text:list-item>
      </text:list>
      <text:h text:style-name="Heading_20_2" text:outline-level="2">Kosten</text:h>
      <text:h text:style-name="Heading_20_2" text:outline-level="2">Ergebniss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4T07:47:39</meta:creation-date>
    <dc:date>2012-06-04T07:57:06.07</dc:date>
    <meta:editing-duration>P0D</meta:editing-duration>
    <meta:editing-cycles>1</meta:editing-cycles>
    <meta:document-statistic meta:table-count="0" meta:image-count="0" meta:object-count="0" meta:page-count="1" meta:paragraph-count="16" meta:word-count="53" meta:character-count="406" meta:non-whitespace-character-count="378"/>
    <meta:generator>LibreOffice/3.5$Windows_x86 LibreOffice_project/281b639-6baa1d3-ef66a77-d866f25-f36d45f</meta:generator>
  </office:meta>
</office:document-meta>
</file>